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swiss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ara_20_1">
      <style:paragraph-properties fo:margin-top="0.101cm" fo:margin-bottom="0.101cm" style:contextual-spacing="false" fo:text-align="justify" style:justify-single-word="false"/>
      <style:text-properties style:font-name="DejaVu Sans Condensed1" fo:font-size="9pt" fo:font-weight="normal" style:font-size-asian="9pt" style:font-weight-asian="normal" style:font-size-complex="9pt" style:font-weight-complex="normal"/>
    </style:style>
    <style:style style:name="P2" style:family="paragraph" style:parent-style-name="Para_20_3">
      <style:paragraph-properties fo:margin-top="0.101cm" fo:margin-bottom="0.101cm" style:contextual-spacing="false" fo:text-align="justify" style:justify-single-word="false"/>
      <style:text-properties style:font-name="DejaVu Sans Condensed1"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DejaVu Sans Condensed1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style:font-name="DejaVu Sans Condensed1" fo:font-size="9pt" fo:font-weight="normal" style:font-size-asian="9pt" style:font-weight-asian="normal" style:font-size-complex="9pt" style:font-weight-complex="normal"/>
    </style:style>
    <style:style style:name="P5" style:family="paragraph" style:parent-style-name="Para_20_3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style:font-name="DejaVu Sans Condensed1" fo:font-size="9pt" fo:font-weight="normal" officeooo:paragraph-rsid="003249a9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DejaVu Sans Condensed1" fo:font-size="9pt" fo:font-weight="normal" style:font-size-asian="9pt" style:font-weight-asian="normal" style:font-size-complex="9pt" style:font-weight-complex="normal"/>
    </style:style>
    <style:style style:name="P7" style:family="paragraph" style:parent-style-name="Para_20_1">
      <style:paragraph-properties fo:margin-top="0.101cm" fo:margin-bottom="0.101cm" style:contextual-spacing="false" fo:text-align="center" style:justify-single-word="false"/>
      <style:text-properties style:font-name="DejaVu Sans Condensed1" fo:font-size="9pt" fo:font-weight="normal" style:font-size-asian="9pt" style:font-weight-asian="normal" style:font-size-complex="9pt" style:font-weight-complex="normal"/>
    </style:style>
    <style:style style:name="P8" style:family="paragraph" style:parent-style-name="Para_20_1">
      <style:paragraph-properties fo:margin-top="0.101cm" fo:margin-bottom="0.101cm" style:contextual-spacing="false" fo:text-align="center" style:justify-single-word="false"/>
      <style:text-properties style:font-name="DejaVu Sans Condensed1" fo:font-size="9pt" fo:font-weight="normal" officeooo:paragraph-rsid="0025a6a7" style:font-size-asian="9pt" style:font-weight-asian="normal" style:font-size-complex="9pt" style:font-weight-complex="normal"/>
    </style:style>
    <style:style style:name="P9" style:family="paragraph" style:parent-style-name="Para_20_1">
      <style:paragraph-properties fo:margin-top="0.101cm" fo:margin-bottom="0.101cm" style:contextual-spacing="false" fo:text-align="center" style:justify-single-word="false"/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P10" style:family="paragraph" style:parent-style-name="Para_20_1">
      <style:paragraph-properties fo:margin-top="0.101cm" fo:margin-bottom="0.101cm" style:contextual-spacing="false" fo:text-align="justify" style:justify-single-word="false"/>
    </style:style>
    <style:style style:name="P11" style:family="paragraph" style:parent-style-name="Standard">
      <style:paragraph-properties fo:margin-top="0.101cm" fo:margin-bottom="0.101cm" style:contextual-spacing="false" fo:text-align="justify" style:justify-single-word="false"/>
    </style:style>
    <style:style style:name="P12" style:family="paragraph" style:parent-style-name="Para_20_1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</style:style>
    <style:style style:name="P13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1c8c52"/>
    </style:style>
    <style:style style:name="P15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1d5b38"/>
    </style:style>
    <style:style style:name="P16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1e5fee"/>
    </style:style>
    <style:style style:name="P17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24961e"/>
    </style:style>
    <style:style style:name="P18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24961e"/>
    </style:style>
    <style:style style:name="P19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25a6a7"/>
    </style:style>
    <style:style style:name="P20" style:family="paragraph" style:parent-style-name="Standard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officeooo:paragraph-rsid="0034258c"/>
    </style:style>
    <style:style style:name="P21" style:family="paragraph" style:parent-style-name="Para_20_1">
      <style:paragraph-properties fo:margin-top="0.101cm" fo:margin-bottom="0.101cm" style:contextual-spacing="false" fo:text-align="center" style:justify-single-word="false"/>
      <style:text-properties fo:color="#3465a4" loext:opacity="100%" style:font-name="DejaVu Sans Condensed1" fo:font-size="14pt" fo:font-weight="bold" style:font-size-asian="14pt" style:font-weight-asian="bold" style:font-size-complex="14pt" style:font-weight-complex="bold"/>
    </style:style>
    <style:style style:name="P22" style:family="paragraph" style:parent-style-name="Para_20_7">
      <style:paragraph-properties fo:margin-left="1.251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DejaVu Sans Condensed1" fo:font-size="9pt" fo:letter-spacing="normal" fo:font-style="italic" fo:text-shadow="none" style:text-underline-style="none" fo:font-weight="normal" officeooo:paragraph-rsid="0020e601" fo:background-color="transparent" style:font-name-asian="Cambria1" style:font-size-asian="9pt" style:font-style-asian="italic" style:font-weight-asian="normal" style:font-name-complex="Cambria1" style:font-size-complex="9pt" style:font-style-complex="italic" style:font-weight-complex="normal" loext:padding="0cm" loext:border="none" loext:shadow="none"/>
    </style:style>
    <style:style style:name="P23" style:family="paragraph" style:parent-style-name="Para_20_1">
      <style:paragraph-properties fo:margin-top="0.101cm" fo:margin-bottom="0.101cm" style:contextual-spacing="false" fo:text-align="center" style:justify-single-word="false"/>
      <style:text-properties fo:font-variant="normal" fo:text-transform="none" fo:color="#3465a4" loext:opacity="100%" style:text-line-through-style="none" style:text-line-through-type="none" style:text-position="0% 100%" style:font-name="DejaVu Sans Condensed1" fo:font-size="12pt" fo:letter-spacing="normal" fo:font-style="normal" fo:text-shadow="none" style:text-underline-style="none" fo:font-weight="bold" fo:background-color="transparent" style:font-name-asian="Cambria1" style:font-size-asian="12pt" style:font-style-asian="normal" style:font-weight-asian="bold" style:font-name-complex="Cambria1" style:font-size-complex="12pt" style:font-style-complex="normal" style:font-weight-complex="bold" loext:padding="0cm" loext:border="none" loext:shadow="none"/>
    </style:style>
    <style:style style:name="P24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1e5fee"/>
    </style:style>
    <style:style style:name="P25" style:family="paragraph" style:parent-style-name="Para_20_1">
      <style:paragraph-properties fo:margin-top="0.101cm" fo:margin-bottom="0.101cm" style:contextual-spacing="false" fo:text-align="center" style:justify-single-word="false"/>
    </style:style>
    <style:style style:name="P26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1c8c52"/>
    </style:style>
    <style:style style:name="P27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1d5b38"/>
    </style:style>
    <style:style style:name="P28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25a6a7"/>
    </style:style>
    <style:style style:name="P29" style:family="paragraph" style:parent-style-name="Para_20_1">
      <style:paragraph-properties fo:margin-top="0.101cm" fo:margin-bottom="0.101cm" style:contextual-spacing="false" fo:text-align="justify" style:justify-single-word="false"/>
    </style:style>
    <style:style style:name="P30" style:family="paragraph" style:parent-style-name="Para_20_1">
      <style:paragraph-properties fo:margin-top="0.101cm" fo:margin-bottom="0.101cm" style:contextual-spacing="false" fo:text-align="center" style:justify-single-word="false"/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P31" style:family="paragraph" style:parent-style-name="Para_20_1">
      <style:paragraph-properties fo:margin-top="0.101cm" fo:margin-bottom="0.101cm" style:contextual-spacing="false" fo:text-align="center" style:justify-single-word="false"/>
      <style:text-properties style:font-name="DejaVu Sans Condensed1" fo:font-size="9pt" fo:font-weight="normal" style:font-size-asian="9pt" style:font-weight-asian="normal" style:font-size-complex="9pt" style:font-weight-complex="normal"/>
    </style:style>
    <style:style style:name="P32" style:family="paragraph" style:parent-style-name="Para_20_1">
      <style:paragraph-properties fo:margin-top="0.101cm" fo:margin-bottom="0.101cm" style:contextual-spacing="false" fo:text-align="center" style:justify-single-word="false"/>
    </style:style>
    <style:style style:name="P33" style:family="paragraph" style:parent-style-name="Para_20_7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DejaVu Sans Condensed1" fo:font-size="9pt" fo:letter-spacing="normal" fo:font-style="italic" fo:text-shadow="none" style:text-underline-style="none" fo:font-weight="normal" officeooo:paragraph-rsid="00337c3c" fo:background-color="transparent" style:font-name-asian="Cambria1" style:font-size-asian="9pt" style:font-style-asian="italic" style:font-weight-asian="normal" style:font-name-complex="Cambria1" style:font-size-complex="9pt" style:font-style-complex="italic" style:font-weight-complex="normal" loext:padding="0cm" loext:border="none" loext:shadow="none"/>
    </style:style>
    <style:style style:name="P34" style:family="paragraph" style:parent-style-name="Para_20_7" style:list-style-name="L4">
      <style:text-properties officeooo:paragraph-rsid="00337c3c"/>
    </style:style>
    <style:style style:name="P35" style:family="paragraph" style:parent-style-name="Para_20_7" style:list-style-name="L5">
      <style:paragraph-properties fo:margin-top="0.101cm" fo:margin-bottom="0.101cm" style:contextual-spacing="false" fo:text-align="justify" style:justify-single-word="false"/>
      <style:text-properties officeooo:paragraph-rsid="0020e601"/>
    </style:style>
    <style:style style:name="P36" style:family="paragraph" style:parent-style-name="Standard" style:list-style-name="L1">
      <style:paragraph-properties fo:margin-top="0.101cm" fo:margin-bottom="0.101cm" style:contextual-spacing="false" fo:text-align="justify" style:justify-single-word="false"/>
    </style:style>
    <style:style style:name="P37" style:family="paragraph" style:parent-style-name="Standard">
      <style:paragraph-properties fo:margin-top="0.101cm" fo:margin-bottom="0.101cm" style:contextual-spacing="false" fo:text-align="justify" style:justify-single-word="false"/>
    </style:style>
    <style:style style:name="P38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1c8c52"/>
    </style:style>
    <style:style style:name="P39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officeooo:paragraph-rsid="001d5b38"/>
    </style:style>
    <style:style style:name="P40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officeooo:paragraph-rsid="001d5b38"/>
    </style:style>
    <style:style style:name="P41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officeooo:paragraph-rsid="0030ae10"/>
    </style:style>
    <style:style style:name="P42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1e5fee"/>
    </style:style>
    <style:style style:name="P43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25a6a7"/>
    </style:style>
    <style:style style:name="P44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1c8c52"/>
    </style:style>
    <style:style style:name="P45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1e5fee"/>
    </style:style>
    <style:style style:name="P46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25a6a7"/>
    </style:style>
    <style:style style:name="P47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DejaVu Sans Condensed1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font-name="DejaVu Sans Condensed1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DejaVu Sans Condensed1" fo:font-size="9pt" fo:font-weight="bold" officeooo:rsid="002cc318" style:font-size-asian="9pt" style:font-weight-asian="bold" style:font-size-complex="9pt" style:font-weight-complex="bold"/>
    </style:style>
    <style:style style:name="T3" style:family="text">
      <style:text-properties style:font-name="DejaVu Sans Condensed1" fo:font-size="9pt" fo:font-weight="bold" officeooo:rsid="002dca0b" style:font-size-asian="9pt" style:font-weight-asian="bold" style:font-size-complex="9pt" style:font-weight-complex="bold"/>
    </style:style>
    <style:style style:name="T4" style:family="text">
      <style:text-properties style:font-name="DejaVu Sans Condensed1" fo:font-size="9pt" fo:font-weight="bold" officeooo:rsid="003018a3" style:font-size-asian="9pt" style:font-weight-asian="bold" style:font-size-complex="9pt" style:font-weight-complex="bold"/>
    </style:style>
    <style:style style:name="T5" style:family="text">
      <style:text-properties style:font-name="DejaVu Sans Condensed1" fo:font-size="9pt" fo:font-weight="bold" officeooo:rsid="0030ae10" style:font-size-asian="9pt" style:font-weight-asian="bold" style:font-size-complex="9pt" style:font-weight-complex="bold"/>
    </style:style>
    <style:style style:name="T6" style:family="text">
      <style:text-properties style:font-name="DejaVu Sans Condensed1" fo:font-size="9pt" fo:font-weight="bold" officeooo:rsid="00337c3c" style:font-size-asian="9pt" style:font-weight-asian="bold" style:font-size-complex="9pt" style:font-weight-complex="bold"/>
    </style:style>
    <style:style style:name="T7" style:family="text">
      <style:text-properties style:font-name="DejaVu Sans Condensed1" fo:font-size="9pt" fo:font-weight="normal" style:font-size-asian="9pt" style:font-weight-asian="normal" style:font-size-complex="9pt" style:font-weight-complex="normal"/>
    </style:style>
    <style:style style:name="T8" style:family="text">
      <style:text-properties style:font-name="DejaVu Sans Condensed1" fo:font-size="9pt" fo:font-weight="normal" officeooo:rsid="001e901a" style:font-size-asian="9pt" style:font-weight-asian="normal" style:font-size-complex="9pt" style:font-weight-complex="normal"/>
    </style:style>
    <style:style style:name="T9" style:family="text">
      <style:text-properties style:font-name="DejaVu Sans Condensed1" fo:font-size="9pt" fo:font-weight="normal" officeooo:rsid="0025a6a7" style:font-size-asian="9pt" style:font-weight-asian="normal" style:font-size-complex="9pt" style:font-weight-complex="normal"/>
    </style:style>
    <style:style style:name="T10" style:family="text">
      <style:text-properties style:font-name="DejaVu Sans Condensed1" fo:font-size="9pt" fo:font-weight="normal" officeooo:rsid="002cc318" style:font-size-asian="9pt" style:font-weight-asian="normal" style:font-size-complex="9pt" style:font-weight-complex="normal"/>
    </style:style>
    <style:style style:name="T11" style:family="text">
      <style:text-properties style:font-name="DejaVu Sans Condensed1" fo:font-size="9pt" fo:font-weight="normal" officeooo:rsid="002dca0b" style:font-size-asian="9pt" style:font-weight-asian="normal" style:font-size-complex="9pt" style:font-weight-complex="normal"/>
    </style:style>
    <style:style style:name="T12" style:family="text">
      <style:text-properties style:font-name="DejaVu Sans Condensed1" fo:font-size="9pt" fo:font-weight="normal" officeooo:rsid="003018a3" style:font-size-asian="9pt" style:font-weight-asian="normal" style:font-size-complex="9pt" style:font-weight-complex="normal"/>
    </style:style>
    <style:style style:name="T13" style:family="text">
      <style:text-properties style:font-name="DejaVu Sans Condensed1" fo:font-size="9pt" fo:font-weight="normal" officeooo:rsid="0030ae10" style:font-size-asian="9pt" style:font-weight-asian="normal" style:font-size-complex="9pt" style:font-weight-complex="normal"/>
    </style:style>
    <style:style style:name="T14" style:family="text">
      <style:text-properties style:font-name="DejaVu Sans Condensed1" fo:font-size="9pt" fo:font-weight="normal" officeooo:rsid="003249a9" style:font-size-asian="9pt" style:font-weight-asian="normal" style:font-size-complex="9pt" style:font-weight-complex="normal"/>
    </style:style>
    <style:style style:name="T15" style:family="text">
      <style:text-properties style:font-name="DejaVu Sans Condensed1" fo:font-size="9pt" fo:font-weight="normal" officeooo:rsid="00337c3c" style:font-size-asian="9pt" style:font-weight-asian="normal" style:font-size-complex="9pt" style:font-weight-complex="normal"/>
    </style:style>
    <style:style style:name="T16" style:family="text">
      <style:text-properties style:font-name="DejaVu Sans Condensed1" fo:font-size="9pt" fo:font-weight="normal" officeooo:rsid="0034258c" style:font-size-asian="9pt" style:font-weight-asian="normal" style:font-size-complex="9pt" style:font-weight-complex="normal"/>
    </style:style>
    <style:style style:name="T17" style:family="text">
      <style:text-properties style:font-name="DejaVu Sans Condensed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style:font-name="DejaVu Sans Condensed1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3465a4" loext:opacity="100%" style:text-line-through-style="none" style:text-line-through-type="none" style:text-position="0% 100%" style:font-name="DejaVu Sans Condensed1" fo:font-size="12pt" fo:letter-spacing="normal" fo:font-style="normal" fo:text-shadow="none" style:text-underline-style="none" fo:font-weight="bold" fo:background-color="transparent" loext:char-shading-value="0" style:font-name-asian="Cambria1" style:font-size-asian="12pt" style:font-style-asian="normal" style:font-weight-asian="bold" style:font-name-complex="Cambria1" style:font-size-complex="12pt" style:font-style-complex="normal" style:font-weight-complex="bold" loext:padding="0cm" loext:border="none" loext:shadow="none"/>
    </style:style>
    <style:style style:name="T21" style:family="text">
      <style:text-properties fo:font-variant="normal" fo:text-transform="none" fo:color="#3465a4" loext:opacity="100%" style:text-line-through-style="none" style:text-line-through-type="none" style:text-position="0% 100%" style:font-name="DejaVu Sans Condensed1" fo:font-size="12pt" fo:letter-spacing="normal" fo:font-style="normal" fo:text-shadow="none" style:text-underline-style="none" fo:font-weight="bold" officeooo:rsid="001e901a" fo:background-color="transparent" loext:char-shading-value="0" style:font-name-asian="Cambria1" style:font-size-asian="12pt" style:font-style-asian="normal" style:font-weight-asian="bold" style:font-name-complex="Cambria1" style:font-size-complex="12pt" style:font-style-complex="normal" style:font-weight-complex="bold" loext:padding="0cm" loext:border="none" loext:shadow="none"/>
    </style:style>
    <style:style style:name="T22" style:family="text">
      <style:text-properties fo:font-variant="normal" fo:text-transform="none" fo:color="#3465a4" loext:opacity="100%" style:text-line-through-style="none" style:text-line-through-type="none" style:text-position="0% 100%" style:font-name="DejaVu Sans Condensed1" fo:font-size="12pt" fo:letter-spacing="normal" fo:font-style="normal" fo:text-shadow="none" style:text-underline-style="none" fo:background-color="transparent" loext:char-shading-value="0" style:font-name-asian="Cambria1" style:font-size-asian="12pt" style:font-style-asian="normal" style:font-name-complex="Cambria1" style:font-size-complex="12pt" style:font-style-complex="normal" loext:padding="0cm" loext:border="none" loext:shadow="none"/>
    </style:style>
    <style:style style:name="T23" style:family="text">
      <style:text-properties fo:font-variant="normal" fo:text-transform="none" fo:color="#3465a4" loext:opacity="100%" style:text-line-through-style="none" style:text-line-through-type="none" style:text-position="0% 100%" style:font-name="DejaVu Sans Condensed1" fo:font-size="9pt" fo:letter-spacing="normal" fo:font-style="normal" fo:text-shadow="none" style:text-underline-style="none" fo:font-weight="bold" fo:background-color="transparent" loext:char-shading-value="0" style:font-name-asian="Cambria1" style:font-size-asian="9pt" style:font-style-asian="normal" style:font-weight-asian="bold" style:font-name-complex="Cambria1" style:font-size-complex="9pt" style:font-style-complex="normal" style:font-weight-complex="bold" loext:padding="0cm" loext:border="none" loext:shadow="none"/>
    </style:style>
    <style:style style:name="T24" style:family="text">
      <style:text-properties fo:font-variant="normal" fo:text-transform="none" fo:color="#3465a4" loext:opacity="100%" style:text-line-through-style="none" style:text-line-through-type="none" style:text-position="0% 100%" style:font-name="DejaVu Sans Condensed1" fo:font-size="9pt" fo:letter-spacing="normal" fo:font-style="normal" fo:text-shadow="none" style:text-underline-style="none" fo:background-color="transparent" loext:char-shading-value="0" style:font-name-asian="Cambria1" style:font-size-asian="9pt" style:font-style-asian="normal" style:font-name-complex="Cambria1" style:font-size-complex="9pt" style:font-style-complex="normal" loext:padding="0cm" loext:border="none" loext:shadow="none"/>
    </style:style>
    <style:style style:name="T25" style:family="text">
      <style:text-properties fo:font-variant="normal" fo:text-transform="none" fo:color="#3465a4" loext:opacity="100%" style:text-line-through-style="none" style:text-line-through-type="none" style:text-position="0% 100%" style:font-name="DejaVu Sans Condensed1" fo:font-size="9pt" fo:letter-spacing="normal" fo:font-style="normal" fo:text-shadow="none" style:text-underline-style="none" officeooo:rsid="0024961e" fo:background-color="transparent" loext:char-shading-value="0" style:font-name-asian="Cambria1" style:font-size-asian="9pt" style:font-style-asian="normal" style:font-name-complex="Cambria1" style:font-size-complex="9pt" style:font-style-complex="normal" loext:padding="0cm" loext:border="none" loext:shadow="none"/>
    </style:style>
    <style:style style:name="T26" style:family="text">
      <style:text-properties fo:font-variant="normal" fo:text-transform="none" fo:color="#3465a4" loext:opacity="100%" style:text-line-through-style="none" style:text-line-through-type="none" style:text-position="0% 100%" style:font-name="DejaVu Sans Condensed1" fo:font-size="9pt" fo:letter-spacing="normal" fo:font-style="normal" fo:text-shadow="none" style:text-underline-style="none" fo:font-weight="normal" fo:background-color="transparent" loext:char-shading-value="0" style:font-name-asian="Cambria1" style:font-size-asian="9pt" style:font-style-asian="normal" style:font-weight-asian="normal" style:font-name-complex="Cambria1" style:font-size-complex="9pt" style:font-style-complex="normal" style:font-weight-complex="normal" loext:padding="0cm" loext:border="none" loext:shadow="none"/>
    </style:style>
    <style:style style:name="T27" style:family="text">
      <style:text-properties fo:font-variant="normal" fo:text-transform="none" fo:color="#3465a4" loext:opacity="100%" style:text-line-through-style="none" style:text-line-through-type="none" style:text-position="0% 100%" style:font-name="DejaVu Sans Condensed1" fo:font-size="10.5pt" fo:letter-spacing="normal" fo:font-style="normal" fo:text-shadow="none" style:text-underline-style="none" fo:background-color="transparent" loext:char-shading-value="0" style:font-name-asian="Cambria1" style:font-size-asian="10.5pt" style:font-style-asian="normal" style:font-name-complex="Cambria1" style:font-size-complex="10.5pt" style:font-style-complex="normal" loext:padding="0cm" loext:border="none" loext:shadow="none"/>
    </style:style>
    <style:style style:name="T28" style:family="text">
      <style:text-properties fo:font-variant="normal" fo:text-transform="none" fo:color="#3465a4" loext:opacity="100%" style:text-line-through-style="none" style:text-line-through-type="none" style:text-position="0% 100%" style:font-name="DejaVu Sans Condensed1" fo:font-size="10.5pt" fo:letter-spacing="normal" fo:font-style="normal" fo:text-shadow="none" style:text-underline-style="none" officeooo:rsid="00337c3c" fo:background-color="transparent" loext:char-shading-value="0" style:font-name-asian="Cambria1" style:font-size-asian="10.5pt" style:font-style-asian="normal" style:font-name-complex="Cambria1" style:font-size-complex="10.5pt" style:font-style-complex="normal" loext:padding="0cm" loext:border="none" loext:shadow="none"/>
    </style:style>
    <style:style style:name="T29" style:family="text">
      <style:text-properties fo:font-variant="normal" fo:text-transform="none" fo:color="#3465a4" loext:opacity="100%" style:text-line-through-style="none" style:text-line-through-type="none" style:text-position="0% 100%" style:font-name="DejaVu Sans Condensed1" fo:font-size="10.5pt" fo:letter-spacing="normal" fo:font-style="normal" fo:text-shadow="none" style:text-underline-style="solid" style:text-underline-width="auto" style:text-underline-color="font-color" fo:background-color="transparent" loext:char-shading-value="0" style:font-name-asian="Cambria1" style:font-size-asian="10.5pt" style:font-style-asian="normal" style:font-name-complex="Cambria1" style:font-size-complex="10.5pt" style:font-style-complex="normal" loext:padding="0cm" loext:border="none" loext:shadow="none"/>
    </style:style>
    <style:style style:name="T30" style:family="text">
      <style:text-properties fo:font-variant="normal" fo:text-transform="none" fo:color="#3465a4" loext:opacity="100%" style:text-line-through-style="none" style:text-line-through-type="none" style:text-position="0% 100%" style:font-name="DejaVu Sans Condensed1" fo:font-size="10.5pt" fo:letter-spacing="normal" fo:font-style="normal" fo:text-shadow="none" style:text-underline-style="solid" style:text-underline-width="auto" style:text-underline-color="font-color" officeooo:rsid="003018a3" fo:background-color="transparent" loext:char-shading-value="0" style:font-name-asian="Cambria1" style:font-size-asian="10.5pt" style:font-style-asian="normal" style:font-name-complex="Cambria1" style:font-size-complex="10.5pt" style:font-style-complex="normal" loext:padding="0cm" loext:border="none" loext:shadow="none"/>
    </style:style>
    <style:style style:name="T31" style:family="text">
      <style:text-properties fo:font-variant="normal" fo:text-transform="none" fo:color="#3465a4" loext:opacity="100%" style:text-line-through-style="none" style:text-line-through-type="none" style:text-position="0% 100%" fo:font-size="12pt" fo:letter-spacing="normal" fo:font-style="normal" fo:text-shadow="none" style:text-underline-style="none" fo:font-weight="bold" fo:background-color="transparent" loext:char-shading-value="0" style:font-name-asian="Cambria1" style:font-size-asian="12pt" style:font-style-asian="normal" style:font-weight-asian="bold" style:font-name-complex="Cambria1" style:font-size-complex="12pt" style:font-style-complex="normal" style:font-weight-complex="bold" loext:padding="0cm" loext:border="none" loext:shadow="none"/>
    </style:style>
    <style:style style:name="T32" style:family="text">
      <style:text-properties fo:font-variant="normal" fo:text-transform="none" fo:color="#3465a4" loext:opacity="100%" style:text-line-through-style="none" style:text-line-through-type="none" style:text-position="0% 100%" fo:font-size="12pt" fo:letter-spacing="normal" fo:font-style="normal" fo:text-shadow="none" style:text-underline-style="none" fo:font-weight="bold" officeooo:rsid="001e901a" fo:background-color="transparent" loext:char-shading-value="0" style:font-name-asian="Cambria1" style:font-size-asian="12pt" style:font-style-asian="normal" style:font-weight-asian="bold" style:font-name-complex="Cambria1" style:font-size-complex="12pt" style:font-style-complex="normal" style:font-weight-complex="bold" loext:padding="0cm" loext:border="none" loext:shadow="none"/>
    </style:style>
    <style:style style:name="T33" style:family="text">
      <style:text-properties fo:font-variant="normal" fo:text-transform="none" fo:color="#3465a4" loext:opacity="100%" style:text-line-through-style="none" style:text-line-through-type="none" style:text-position="0% 100%" fo:font-size="12pt" fo:letter-spacing="normal" fo:font-style="normal" fo:text-shadow="none" style:text-underline-style="none" fo:background-color="transparent" loext:char-shading-value="0" style:font-name-asian="Cambria1" style:font-size-asian="12pt" style:font-style-asian="normal" style:font-name-complex="Cambria1" style:font-size-complex="12pt" style:font-style-complex="normal" loext:padding="0cm" loext:border="none" loext:shadow="none"/>
    </style:style>
    <style:style style:name="T34" style:family="text">
      <style:text-properties fo:font-variant="normal" fo:text-transform="none" fo:color="#3465a4" loext:opacity="100%" style:text-line-through-style="none" style:text-line-through-type="none" style:text-position="0% 100%" fo:font-size="12pt" fo:letter-spacing="normal" fo:font-style="normal" fo:text-shadow="none" style:text-underline-style="none" officeooo:rsid="00337c3c" fo:background-color="transparent" loext:char-shading-value="0" style:font-name-asian="Cambria1" style:font-size-asian="12pt" style:font-style-asian="normal" style:font-name-complex="Cambria1" style:font-size-complex="12pt" style:font-style-complex="normal" loext:padding="0cm" loext:border="none" loext:shadow="none"/>
    </style:style>
    <style:style style:name="T35" style:family="text">
      <style:text-properties fo:font-variant="normal" fo:text-transform="none" fo:color="#3465a4" loext:opacity="100%" style:text-line-through-style="none" style:text-line-through-type="none" style:text-position="0% 100%" fo:letter-spacing="normal" fo:font-style="normal" fo:text-shadow="none" style:text-underline-style="none" fo:background-color="transparent" loext:char-shading-value="0" style:font-name-asian="Cambria1" style:font-style-asian="normal" style:font-name-complex="Cambria1" style:font-style-complex="normal" loext:padding="0cm" loext:border="none" loext:shadow="none"/>
    </style:style>
    <style:style style:name="T36" style:family="text">
      <style:text-properties fo:font-variant="normal" fo:text-transform="none" fo:color="#3465a4" loext:opacity="100%" style:text-line-through-style="none" style:text-line-through-type="none" style:text-position="0% 100%" fo:letter-spacing="normal" fo:font-style="normal" fo:text-shadow="none" style:text-underline-style="none" officeooo:rsid="002cc318" fo:background-color="transparent" loext:char-shading-value="0" style:font-name-asian="Cambria1" style:font-style-asian="normal" style:font-name-complex="Cambria1" style:font-style-complex="normal" loext:padding="0cm" loext:border="none" loext:shadow="none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1" fo:font-size="9pt" fo:letter-spacing="normal" fo:font-style="normal" fo:text-shadow="none" style:text-underline-style="none" fo:font-weight="bold" fo:background-color="transparent" loext:char-shading-value="0" style:font-name-asian="Cambria1" style:font-size-asian="9pt" style:font-style-asian="normal" style:font-weight-asian="bold" style:font-name-complex="Cambria1" style:font-size-complex="9pt" style:font-style-complex="normal" style:font-weight-complex="bold" loext:padding="0cm" loext:border="none" loext:shadow="none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1" fo:font-size="9pt" fo:letter-spacing="normal" fo:font-style="normal" fo:text-shadow="none" style:text-underline-style="none" fo:font-weight="normal" fo:background-color="transparent" loext:char-shading-value="0" style:font-name-asian="Cambria1" style:font-size-asian="9pt" style:font-style-asian="normal" style:font-weight-asian="normal" style:font-name-complex="Cambria1" style:font-size-complex="9pt" style:font-style-complex="normal" style:font-weight-complex="normal" loext:padding="0cm" loext:border="none" loext:shadow="none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1" fo:font-size="9pt" fo:letter-spacing="normal" fo:font-style="normal" fo:text-shadow="none" style:text-underline-style="none" fo:font-weight="normal" officeooo:rsid="002e8866" fo:background-color="transparent" loext:char-shading-value="0" style:font-name-asian="Cambria1" style:font-size-asian="9pt" style:font-style-asian="normal" style:font-weight-asian="normal" style:font-name-complex="Cambria1" style:font-size-complex="9pt" style:font-style-complex="normal" style:font-weight-complex="normal" loext:padding="0cm" loext:border="none" loext:shadow="none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1" fo:font-size="9pt" fo:letter-spacing="normal" fo:font-style="italic" fo:text-shadow="none" style:text-underline-style="none" fo:font-weight="normal" fo:background-color="transparent" loext:char-shading-value="0" style:font-name-asian="Cambria1" style:font-size-asian="9pt" style:font-style-asian="italic" style:font-weight-asian="normal" style:font-name-complex="Cambria1" style:font-size-complex="9pt" style:font-style-complex="italic" style:font-weight-complex="normal" loext:padding="0cm" loext:border="none" loext:shadow="none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1" fo:font-size="9pt" fo:letter-spacing="normal" fo:font-style="italic" fo:text-shadow="none" style:text-underline-style="none" fo:font-weight="bold" fo:background-color="transparent" loext:char-shading-value="0" style:font-name-asian="Cambria1" style:font-size-asian="9pt" style:font-style-asian="italic" style:font-weight-asian="bold" style:font-name-complex="Cambria1" style:font-size-complex="9pt" style:font-style-complex="italic" style:font-weight-complex="bold" loext:padding="0cm" loext:border="none" loext:shadow="none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1" fo:font-size="9pt" fo:letter-spacing="normal" fo:font-style="italic" fo:text-shadow="none" style:text-underline-style="none" fo:font-weight="bold" officeooo:rsid="00337c3c" fo:background-color="transparent" loext:char-shading-value="0" style:font-name-asian="Cambria1" style:font-size-asian="9pt" style:font-style-asian="italic" style:font-weight-asian="bold" style:font-name-complex="Cambria1" style:font-size-complex="9pt" style:font-style-complex="italic" style:font-weight-complex="bold" loext:padding="0cm" loext:border="none" loext:shadow="none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italic" fo:text-shadow="none" style:text-underline-style="none" fo:background-color="transparent" loext:char-shading-value="0" style:font-name-asian="Cambria1" style:font-style-asian="italic" style:font-name-complex="Cambria1" style:font-style-complex="italic" loext:padding="0cm" loext:border="none" loext:shadow="none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italic" fo:text-shadow="none" style:text-underline-style="none" fo:font-weight="bold" fo:background-color="transparent" loext:char-shading-value="0" style:font-name-asian="Cambria1" style:font-style-asian="italic" style:font-weight-asian="bold" style:font-name-complex="Cambria1" style:font-style-complex="italic" style:font-weight-complex="bold" loext:padding="0cm" loext:border="none" loext:shadow="none"/>
    </style:style>
    <style:style style:name="T45" style:family="text">
      <style:text-properties fo:font-variant="normal" fo:text-transform="none" style:text-line-through-style="none" style:text-line-through-type="none" style:text-position="0% 100%" style:font-name="DejaVu Sans Condensed1" fo:font-size="9pt" fo:letter-spacing="normal" fo:font-style="normal" fo:text-shadow="none" fo:font-weight="normal" fo:background-color="transparent" loext:char-shading-value="0" style:font-name-asian="Cambria1" style:font-size-asian="9pt" style:font-style-asian="normal" style:font-weight-asian="normal" style:font-name-complex="Cambria1" style:font-size-complex="9pt" style:font-style-complex="normal" style:font-weight-complex="normal" loext:padding="0cm" loext:border="none" loext:shadow="none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officeooo:rsid="00337c3c"/>
    </style:style>
    <style:style style:name="T49" style:family="text">
      <style:text-properties officeooo:rsid="0035a11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MPRESA E INICIATIVA EMPRENDEDORA</text:p>
      <text:p text:style-name="P6"/>
      <text:p text:style-name="P21"><text:span text:style-name="T49">C</text:span>laves <text:span text:style-name="T49">para</text:span> el emprendimiento</text:p>
      <text:p text:style-name="P21"/>
      <text:p text:style-name="P1"/>
      <text:p text:style-name="P23">Factores que influyen</text:p>
      <text:p text:style-name="P23"/>
      <text:list text:style-name="L1">
        <text:list-item>
          <text:p text:style-name="P36"><text:span text:style-name="_30__20_Text"><text:span text:style-name="T23">La familia</text:span></text:span><text:span text:style-name="_30__20_Text"><text:span text:style-name="T7">.</text:span></text:span><text:span text:style-name="T7"> </text:span><text:span text:style-name="T10">m</text:span><text:span text:style-name="_30__20_Text"><text:span text:style-name="T1">odelo</text:span></text:span><text:span text:style-name="_30__20_Text"><text:span text:style-name="T7"> a</text:span></text:span><text:span text:style-name="T7"> </text:span><text:span text:style-name="_30__20_Text"><text:span text:style-name="T7">seguir, </text:span></text:span><text:span text:style-name="_30__20_Text"><text:span text:style-name="T1">soporte</text:span></text:span><text:span text:style-name="T1"> económico o emocional</text:span><text:span text:style-name="T7">...</text:span></text:p>
        </text:list-item>
        <text:list-item>
          <text:p text:style-name="P36"><text:span text:style-name="_30__20_Text"><text:span text:style-name="T7">El </text:span></text:span><text:span text:style-name="_30__20_Text"><text:span text:style-name="T24">sistema educativo</text:span></text:span><text:span text:style-name="_30__20_Text"><text:span text:style-name="T7">. cursos</text:span></text:span><text:span text:style-name="T7"> sobre actividades y sectores concretos, o </text:span><text:span text:style-name="_30__20_Text"><text:span text:style-name="T7">estudios</text:span></text:span><text:span text:style-name="T7"> que fomenten la iniciativa emprendedora. </text:span><text:span text:style-name="T2">A</text:span><text:span text:style-name="_30__20_Text"><text:span text:style-name="T1">signaturas</text:span></text:span><text:span text:style-name="T7">, como Empresa e Iniciativa Emprendedora.</text:span></text:p>
        </text:list-item>
        <text:list-item>
          <text:p text:style-name="P36"><text:span text:style-name="_30__20_Text"><text:span text:style-name="T7">La </text:span></text:span><text:span text:style-name="_30__20_Text"><text:span text:style-name="T24">sociedad</text:span></text:span><text:span text:style-name="_30__20_Text"><text:span text:style-name="T7">. La </text:span></text:span><text:span text:style-name="_30__20_Text"><text:span text:style-name="T1">cultura</text:span></text:span><text:span text:style-name="_30__20_Text"><text:span text:style-name="T7">, las </text:span></text:span><text:span text:style-name="_30__20_Text"><text:span text:style-name="T1">tradiciones</text:span></text:span><text:span text:style-name="_30__20_Text"><text:span text:style-name="T7"> y las </text:span></text:span><text:span text:style-name="_30__20_Text"><text:span text:style-name="T1">costumbres</text:span></text:span><text:span text:style-name="_30__20_Text"><text:span text:style-name="T7">.</text:span></text:span></text:p>
        </text:list-item>
        <text:list-item>
          <text:p text:style-name="P36"><text:span text:style-name="_30__20_Text"><text:span text:style-name="T7">El </text:span></text:span><text:span text:style-name="_30__20_Text"><text:span text:style-name="T24">gobierno</text:span></text:span><text:span text:style-name="_30__20_Text"><text:span text:style-name="T7">. </text:span></text:span><text:span text:style-name="_30__20_Text"><text:span text:style-name="T10">I</text:span></text:span><text:span text:style-name="_30__20_Text"><text:span text:style-name="T7">mpuestos, </text:span></text:span><text:span text:style-name="_30__20_Text"><text:span text:style-name="T1">trámites</text:span></text:span><text:span text:style-name="T7"> necesarios para iniciar un proyecto</text:span><text:span text:style-name="_30__20_Text"><text:span text:style-name="T7">, </text:span></text:span><text:span text:style-name="_30__20_Text"><text:span text:style-name="T1">subvenciones</text:span></text:span><text:span text:style-name="T7"> disponibles para financiarse...</text:span></text:p>
        </text:list-item>
      </text:list>
      <text:p text:style-name="P9"/>
      <text:p text:style-name="P9"><text:span text:style-name="T35">Características de l</text:span><text:span text:style-name="T36">os emprendedores</text:span></text:p>
      <text:p text:style-name="P11"/>
      <text:p text:style-name="P11"><text:span text:style-name="T3">P</text:span><text:span text:style-name="T1">ara que </text:span><text:span text:style-name="_30__20_Text"><text:span text:style-name="T24">tenga éxito</text:span></text:span><text:span text:style-name="_30__20_Text"><text:span text:style-name="T26">:</text:span></text:span></text:p>
      <text:p text:style-name="P13"><text:span text:style-name="T7">• </text:span><text:span text:style-name="_30__20_Text"><text:span text:style-name="T24">Pasión</text:span></text:span><text:span text:style-name="_30__20_Text"><text:span text:style-name="T7">. </text:span></text:span><text:span text:style-name="_30__20_Text"><text:span text:style-name="T11">R</text:span></text:span><text:span text:style-name="T7">equiere gran cantidad de </text:span><text:span text:style-name="_30__20_Text"><text:span text:style-name="T7">esfuerzo, tiempo y complicaciones</text:span></text:span><text:span text:style-name="T7">. </text:span><text:span text:style-name="T11">D</text:span><text:span text:style-name="T7">eberá poner todas sus </text:span><text:span text:style-name="T1">ganas</text:span><text:span text:style-name="T7">, pasión e </text:span><text:span text:style-name="T1">ilusión</text:span><text:span text:style-name="T7"> en el proyecto. </text:span></text:p>
      <text:p text:style-name="P13"><text:span text:style-name="T7">• </text:span><text:span text:style-name="_30__20_Text"><text:span text:style-name="T24">Confianza</text:span></text:span><text:span text:style-name="_30__20_Text"><text:span text:style-name="T7"> en sí mismo. </text:span></text:span><text:span text:style-name="_30__20_Text"><text:span text:style-name="T11">O</text:span></text:span><text:span text:style-name="_30__20_Text"><text:span text:style-name="T7">bstáculos </text:span></text:span><text:span text:style-name="_30__20_Text"><text:span text:style-name="T11">(</text:span></text:span><text:span text:style-name="T7">gente que le diga que no es buena idea o que no va a conseguirlo...</text:span><text:span text:style-name="T11">)</text:span><text:span text:style-name="T7">. Así que </text:span><text:span text:style-name="_30__20_Text"><text:span text:style-name="T7">confiar en nuestra propia idea y en nuestra capacidad</text:span></text:span><text:span text:style-name="T7"> para tener éxito va a ser muy importante. </text:span><text:span text:style-name="_30__20_Text"><text:span text:style-name="T7">Importancia de </text:span></text:span><text:span text:style-name="_30__20_Text"><text:span text:style-name="T1">asumir el riesgo</text:span></text:span><text:span text:style-name="_30__20_Text"><text:span text:style-name="T7"> y de gestionarlo para </text:span></text:span><text:span text:style-name="_30__20_Text"><text:span text:style-name="T1">minimizarlo</text:span></text:span><text:span text:style-name="_30__20_Text"><text:span text:style-name="T7">. </text:span></text:span></text:p>
      <text:p text:style-name="P13"><text:span text:style-name="T7">• </text:span><text:span text:style-name="_30__20_Text"><text:span text:style-name="T24">Constancia</text:span></text:span><text:span text:style-name="_30__20_Text"><text:span text:style-name="T7">. </text:span></text:span><text:span text:style-name="_30__20_Text"><text:span text:style-name="T11">V</text:span></text:span><text:span text:style-name="T7">amos a tener que </text:span><text:span text:style-name="T1">i</text:span><text:span text:style-name="_30__20_Text"><text:span text:style-name="T1">nsistir</text:span></text:span><text:span text:style-name="_30__20_Text"><text:span text:style-name="T7">, tener </text:span></text:span><text:span text:style-name="_30__20_Text"><text:span text:style-name="T1">paciencia</text:span></text:span><text:span text:style-name="_30__20_Text"><text:span text:style-name="T7">, e ir ganándonos la</text:span></text:span><text:span text:style-name="T7"> </text:span><text:span text:style-name="_30__20_Text"><text:span text:style-name="T1">confianza de los clientes</text:span></text:span><text:span text:style-name="T7"> y de nuestro entorno poco a poco, </text:span><text:span text:style-name="T1">sin rendirnos</text:span><text:span text:style-name="T7"> a la primera de cambio. </text:span></text:p>
      <text:p text:style-name="P12"><text:span text:style-name="_30__20_Text"><text:span text:style-name="T7">• </text:span></text:span><text:span text:style-name="_30__20_Text"><text:span text:style-name="T24">Planificación y búsqueda de logros</text:span></text:span><text:span text:style-name="T7"> resultado. </text:span><text:span text:style-name="T3">D</text:span><text:span text:style-name="T1">eterminar los pasos</text:span><text:span text:style-name="T7"> o estrategias para conseguir los resultados </text:span><text:span text:style-name="_30__20_Text"><text:span text:style-name="T7">previstos. </text:span></text:span></text:p>
      <text:p text:style-name="P13"><text:span text:style-name="T7">• </text:span><text:span text:style-name="_30__20_Text"><text:span text:style-name="T24">Formación</text:span></text:span><text:span text:style-name="_30__20_Text"><text:span text:style-name="T38">, cap</text:span></text:span><text:span text:style-name="_30__20_Text"><text:span text:style-name="T7">acidad de aprendizaje. </text:span></text:span><text:span text:style-name="_30__20_Text"><text:span text:style-name="T39">No dejar de </text:span></text:span><text:span text:style-name="_30__20_Text"><text:span text:style-name="T37">actualizarnos</text:span></text:span><text:span text:style-name="T7"> con las distintas novedades que surjan en nuestro sector. </text:span></text:p>
      <text:p text:style-name="P13"><text:span text:style-name="T7">• </text:span><text:span text:style-name="_30__20_Text"><text:span text:style-name="T24">No tener miedo al fracaso</text:span></text:span><text:span text:style-name="_30__20_Text"><text:span text:style-name="T7">. </text:span></text:span><text:span text:style-name="_30__20_Text"><text:span text:style-name="T12">C</text:span></text:span><text:span text:style-name="T7">abe la </text:span><text:span text:style-name="T1">posibilidad de que fracase,</text:span><text:span text:style-name="T7"> pero merece la pena </text:span><text:span text:style-name="T1">intentarlo</text:span><text:span text:style-name="T7">. </text:span></text:p>
      <text:p text:style-name="P13"><text:span text:style-name="T7">• </text:span><text:span text:style-name="_30__20_Text"><text:span text:style-name="T24">Liderazgo y trabajo en equipo</text:span></text:span><text:span text:style-name="_30__20_Text"><text:span text:style-name="T7">. </text:span></text:span><text:span text:style-name="T7">El emprendedor/a </text:span><text:span text:style-name="_30__20_Text"><text:span text:style-name="T7">debe ser </text:span></text:span><text:span text:style-name="_30__20_Text"><text:span text:style-name="T1">capaz de</text:span></text:span><text:span text:style-name="T1"> </text:span><text:span text:style-name="_30__20_Text"><text:span text:style-name="T1">trabajar con otros</text:span></text:span><text:span text:style-name="_30__20_Text"><text:span text:style-name="T7"> profesionales</text:span></text:span><text:span text:style-name="T7">, </text:span><text:span text:style-name="T1">transmitirles</text:span><text:span text:style-name="T7"> su </text:span><text:span text:style-name="T1">ilusión</text:span><text:span text:style-name="T7"> por el proyecto y saber </text:span><text:span text:style-name="T1">gestionarlos</text:span><text:span text:style-name="T7"> para que todo el mundo vaya en la </text:span><text:span text:style-name="T1">misma dirección</text:span><text:span text:style-name="T7">. </text:span></text:p>
      <text:p text:style-name="P12"><text:span text:style-name="_30__20_Text"><text:span text:style-name="T7">• </text:span></text:span><text:span text:style-name="_30__20_Text"><text:span text:style-name="T24">Creatividad e innovación</text:span></text:span><text:span text:style-name="T7">. </text:span><text:span text:style-name="T4">V</text:span><text:span text:style-name="_30__20_Text"><text:span text:style-name="T1">er las cosas de forma distinta a los demás</text:span></text:span><text:span text:style-name="_30__20_Text"><text:span text:style-name="T7">, </text:span></text:span><text:span text:style-name="_30__20_Text"><text:span text:style-name="T12">n</text:span></text:span><text:span text:style-name="_30__20_Text"><text:span text:style-name="T7">os hace </text:span></text:span><text:span text:style-name="T1">diferenciarnos</text:span><text:span text:style-name="_30__20_Text"><text:span text:style-name="T7"> </text:span></text:span><text:span text:style-name="T7">de los</text:span><text:span text:style-name="_30__20_Text"><text:span text:style-name="T7"> </text:span></text:span><text:span text:style-name="T7">competidores</text:span><text:span text:style-name="_30__20_Text"><text:span text:style-name="T7">, a través de la </text:span></text:span><text:span text:style-name="T7">innovación y de la capacidad de </text:span><text:span text:style-name="T1">reinventar</text:span><text:span text:style-name="T7"> nuestro negocio</text:span><text:span text:style-name="_30__20_Text"><text:span text:style-name="T7">. </text:span></text:span></text:p>
      <text:p text:style-name="P9"><text:soft-page-break/><text:span text:style-name="T35">Formas de emprender</text:span></text:p>
      <text:p text:style-name="P26"><text:span text:style-name="_30__20_Text"/></text:p>
      <text:p text:style-name="P26"><text:span text:style-name="_30__20_Text"><text:span text:style-name="T30">T</text:span></text:span><text:span text:style-name="_30__20_Text"><text:span text:style-name="T29">ipos de emprendimientos</text:span></text:span><text:span text:style-name="T7"> </text:span></text:p>
      <text:p text:style-name="P14"/>
      <text:p text:style-name="P14"><text:span text:style-name="T23">A. </text:span><text:span text:style-name="_30__20_Text"><text:span text:style-name="T23">Según su tamaño. </text:span></text:span></text:p>
      <text:p text:style-name="P13"><text:span text:style-name="T7">» </text:span><text:span text:style-name="_30__20_Text"><text:span text:style-name="T17">Emprendimientos Pequeños</text:span></text:span><text:span text:style-name="_30__20_Text"><text:span text:style-name="T7">:</text:span></text:span><text:span text:style-name="T7"> </text:span><text:span text:style-name="T13">P</text:span><text:span text:style-name="T7">rincipal objetivo es </text:span><text:span text:style-name="_30__20_Text"><text:span text:style-name="T1">cubrir gastos</text:span></text:span><text:span text:style-name="T1"> y </text:span><text:span text:style-name="_30__20_Text"><text:span text:style-name="T1">ganar lo suficiente</text:span></text:span><text:span text:style-name="_30__20_Text"><text:span text:style-name="T7"> para mantenerse y tener unos</text:span></text:span><text:span text:style-name="T7"> </text:span><text:span text:style-name="_30__20_Text"><text:span text:style-name="T7">pequeños ahorros. </text:span></text:span><text:span text:style-name="T1">No suelen crecer</text:span><text:span text:style-name="T7">, </text:span><text:span text:style-name="T13">r</text:span><text:span text:style-name="T7">equieren poca inversión, pocos gastos, pero también generan </text:span><text:span text:style-name="T1">pocos ingresos</text:span><text:span text:style-name="T7">. </text:span></text:p>
      <text:p text:style-name="P13"><text:span text:style-name="T7">» </text:span><text:span text:style-name="_30__20_Text"><text:span text:style-name="T1">Emprendimientos escalables</text:span></text:span><text:span text:style-name="_30__20_Text"><text:span text:style-name="T7">: </text:span></text:span><text:span text:style-name="T7">Son proyectos creados principalmente para </text:span><text:span text:style-name="_30__20_Text"><text:span text:style-name="T1">crecer y expandirse</text:span></text:span><text:span text:style-name="T7"> hacia fuera de su zona de creación. Su principal objetivo a largo plazo además de crecer es generar </text:span><text:span text:style-name="_30__20_Text"><text:span text:style-name="T1">grandes beneficios</text:span></text:span><text:span text:style-name="T7">, aunque implica </text:span><text:span text:style-name="_30__20_Text"><text:span text:style-name="T1">altos gastos</text:span></text:span><text:span text:style-name="_30__20_Text"><text:span text:style-name="T7">. </text:span></text:span></text:p>
      <text:p text:style-name="P10"><text:span text:style-name="_30__20_Text"/></text:p>
      <text:p text:style-name="P10"><text:span text:style-name="_30__20_Text"><text:span text:style-name="T24">B. Según la innovación.</text:span></text:span><text:span text:style-name="T7"> </text:span></text:p>
      <text:p text:style-name="P13"><text:span text:style-name="T7">» </text:span><text:span text:style-name="_30__20_Text"><text:span text:style-name="T7">Emprendimientos </text:span></text:span><text:span text:style-name="_30__20_Text"><text:span text:style-name="T1">espejo o de </text:span></text:span><text:span text:style-name="_30__20_Text"><text:span text:style-name="T24">imitación</text:span></text:span><text:span text:style-name="_30__20_Text"><text:span text:style-name="T7">:</text:span></text:span><text:span text:style-name="T7"> </text:span><text:span text:style-name="T13">U</text:span><text:span text:style-name="T7">na </text:span><text:span text:style-name="_30__20_Text"><text:span text:style-name="T7">idea que ya existe y la explotan</text:span></text:span><text:span text:style-name="T7"> aprovechando la </text:span><text:span text:style-name="_30__20_Text"><text:span text:style-name="T7">oportunidad</text:span></text:span><text:span text:style-name="T7">. Por ejemplo, es el caso de las </text:span><text:span text:style-name="T1">franquicias</text:span><text:span text:style-name="T7">. </text:span></text:p>
      <text:p text:style-name="P13"><text:span text:style-name="T7">» </text:span><text:span text:style-name="_30__20_Text"><text:span text:style-name="T7">Emprendimiento por </text:span></text:span><text:span text:style-name="_30__20_Text"><text:span text:style-name="T24">necesidad</text:span></text:span><text:span text:style-name="_30__20_Text"><text:span text:style-name="T7">:</text:span></text:span><text:span text:style-name="T7"> </text:span><text:span text:style-name="T13">B</text:span><text:span text:style-name="T7">uscan una </text:span><text:span text:style-name="T1">fuente de ingresos</text:span><text:span text:style-name="T7"> y </text:span><text:span text:style-name="_30__20_Text"><text:span text:style-name="T1">no </text:span></text:span><text:span text:style-name="T1">tienen otra opción</text:span><text:span text:style-name="T7">. </text:span></text:p>
      <text:p text:style-name="P13"><text:span text:style-name="T7">» </text:span><text:span text:style-name="_30__20_Text"><text:span text:style-name="T7">Emprendimientos </text:span></text:span><text:span text:style-name="_30__20_Text"><text:span text:style-name="T24">innovadores</text:span></text:span><text:span text:style-name="_30__20_Text"><text:span text:style-name="T7">: </text:span></text:span><text:span text:style-name="_30__20_Text"><text:span text:style-name="T13">I</text:span></text:span><text:span text:style-name="T7">mplementan </text:span><text:span text:style-name="_30__20_Text"><text:span text:style-name="T7">algo nuevo</text:span></text:span><text:span text:style-name="T7"> en el mercado. Ya sea algo creado </text:span><text:span text:style-name="T1">de cero</text:span><text:span text:style-name="T7">, o alguna </text:span><text:span text:style-name="T1">modificación de algo</text:span><text:span text:style-name="T7"> ya existente. Suelen ser proyectos que requieren un</text:span><text:span text:style-name="_30__20_Text"><text:span text:style-name="T7"> proceso</text:span></text:span><text:span text:style-name="T7"> </text:span><text:span text:style-name="_30__20_Text"><text:span text:style-name="T7">de </text:span></text:span><text:span text:style-name="_30__20_Text"><text:span text:style-name="T1">investigación</text:span></text:span><text:span text:style-name="T7"> más o menos prolongado en el tiempo. </text:span></text:p>
      <text:p text:style-name="P13"><text:span text:style-name="T7">» </text:span><text:span text:style-name="_30__20_Text"><text:span text:style-name="T7">Emprendimiento </text:span></text:span><text:span text:style-name="_30__20_Text"><text:span text:style-name="T24">privado</text:span></text:span><text:span text:style-name="_30__20_Text"><text:span text:style-name="T7">: </text:span></text:span><text:span text:style-name="_30__20_Text"><text:span text:style-name="T13">I</text:span></text:span><text:span text:style-name="T7">niciados mediante </text:span><text:span text:style-name="_30__20_Text"><text:span text:style-name="T1">capital privado</text:span></text:span><text:span text:style-name="_30__20_Text"><text:span text:style-name="T7">, </text:span></text:span><text:span text:style-name="T7">ya sea por parte de los mismos emprendedores o por posibles inversores. </text:span></text:p>
      <text:p text:style-name="P13"><text:span text:style-name="T7">» </text:span><text:span text:style-name="_30__20_Text"><text:span text:style-name="T7">Emprendimiento </text:span></text:span><text:span text:style-name="_30__20_Text"><text:span text:style-name="T24">público</text:span></text:span><text:span text:style-name="_30__20_Text"><text:span text:style-name="T7">:</text:span></text:span><text:span text:style-name="T7"> </text:span><text:span text:style-name="T13">T</text:span><text:span text:style-name="T7">omada por la </text:span><text:span text:style-name="_30__20_Text"><text:span text:style-name="T1">administración de una región</text:span></text:span><text:span text:style-name="_30__20_Text"><text:span text:style-name="T7">,</text:span></text:span><text:span text:style-name="T7"> normalmente para </text:span><text:span text:style-name="T1">beneficiar y mejorar la vida</text:span><text:span text:style-name="T7"> de sus habitantes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35">Otras formas de emprender</text:span></text:p>
      <text:p text:style-name="P6"/>
      <text:p text:style-name="P6"><text:span text:style-name="T32">A</text:span><text:span text:style-name="T31">sociación</text:span></text:p>
      <text:p text:style-name="P10"/>
      <text:p text:style-name="P10"><text:span text:style-name="T5">T</text:span><text:span text:style-name="T1">res personas o más</text:span><text:span text:style-name="_30__20_Text"><text:span text:style-name="T7"> </text:span></text:span><text:span text:style-name="T7">que</text:span><text:span text:style-name="_30__20_Text"><text:span text:style-name="T7"> </text:span></text:span><text:span text:style-name="T7">acuerdan poner en común, medios y</text:span><text:span text:style-name="_30__20_Text"><text:span text:style-name="T7"> </text:span></text:span><text:span text:style-name="T7">conocimientos</text:span><text:span text:style-name="_30__20_Text"><text:span text:style-name="T7"> para </text:span></text:span><text:span text:style-name="T7">conseguir un </text:span><text:span text:style-name="T1">objetivo</text:span><text:span text:style-name="T7">. </text:span></text:p>
      <text:p text:style-name="P11"><text:span text:style-name="T7">La principal diferencia de una asociación con una empresa es que la </text:span><text:span text:style-name="T1">asociación </text:span><text:span text:style-name="_30__20_Text"><text:span text:style-name="T1">no tiene ánimo de lucro</text:span></text:span><text:span text:style-name="T7">, es decir, </text:span><text:span text:style-name="T1">no tiene como fin conseguir beneficios económicos</text:span><text:span text:style-name="T7">. En el caso de tener algún tipo de beneficio éste se tiene que </text:span><text:span text:style-name="T1">reinvertir en la entidad</text:span><text:span text:style-name="T7">, nunca deberá repartirse entre los socios. </text:span></text:p>
      <text:p text:style-name="P11"/>
      <text:p text:style-name="P27"><text:span text:style-name="_30__20_Text"><text:span text:style-name="T20">tipos de asociaciones</text:span></text:span></text:p>
      <text:list text:style-name="L2">
        <text:list-item>
          <text:p text:style-name="P39"><text:span text:style-name="_30__20_Text"><text:span text:style-name="T7">benéficas,</text:span></text:span><text:span text:style-name="T7"> </text:span></text:p>
        </text:list-item>
      </text:list>
      <text:list text:style-name="L3">
        <text:list-item>
          <text:p text:style-name="P40"><text:span text:style-name="_30__20_Text"><text:span text:style-name="T7">de vecinos, </text:span></text:span></text:p>
        </text:list-item>
        <text:list-item>
          <text:p text:style-name="P40"><text:span text:style-name="_30__20_Text"><text:span text:style-name="T7">culturales, </text:span></text:span></text:p>
        </text:list-item>
        <text:list-item>
          <text:p text:style-name="P41"><text:span text:style-name="_30__20_Text"><text:span text:style-name="T7">de padres de alumnos, </text:span></text:span></text:p>
        </text:list-item>
        <text:list-item>
          <text:p text:style-name="P41"><text:span text:style-name="_30__20_Text"><text:span text:style-name="T7">deportivas, </text:span></text:span></text:p>
        </text:list-item>
        <text:list-item>
          <text:p text:style-name="P40"><text:span text:style-name="_30__20_Text"><text:span text:style-name="T7">etc. </text:span></text:span></text:p>
        </text:list-item>
      </text:list>
      <text:p text:style-name="P15"><text:span text:style-name="T7">Todas ellas financian su actividad principalmente a través de las </text:span><text:span text:style-name="T1">cuotas de los socios</text:span><text:span text:style-name="T7">, aunque también suelen recibir </text:span><text:span text:style-name="T1">subvenciones y ayudas</text:span><text:span text:style-name="T7">. </text:span></text:p>
      <text:p text:style-name="P24"><text:span text:style-name="_30__20_Text"/></text:p>
      <text:p text:style-name="P24"><text:span text:style-name="_30__20_Text"/></text:p>
      <text:p text:style-name="P24"><text:span text:style-name="_30__20_Text"><text:span text:style-name="T21">C</text:span></text:span><text:span text:style-name="_30__20_Text"><text:span text:style-name="T20">ooperativa de emprendedores</text:span></text:span><text:span text:style-name="T7"> </text:span></text:p>
      <text:p text:style-name="P16"><text:span text:style-name="_30__20_Text"/></text:p>
      <text:p text:style-name="P16"><text:span text:style-name="_30__20_Text"><text:span text:style-name="T14">Ti</text:span></text:span><text:span text:style-name="_30__20_Text"><text:span text:style-name="T7">ene como </text:span></text:span><text:span text:style-name="_30__20_Text"><text:span text:style-name="T1">socios</text:span></text:span><text:span text:style-name="_30__20_Text"><text:span text:style-name="T7"> a </text:span></text:span><text:span text:style-name="_30__20_Text"><text:span text:style-name="T1">personas que a su</text:span></text:span><text:span text:style-name="T1"> </text:span><text:span text:style-name="_30__20_Text"><text:span text:style-name="T1">vez tienen su propio proyecto</text:span></text:span><text:span text:style-name="T7">. La cooperativa </text:span><text:span text:style-name="T1">ayuda a poner en marcha</text:span><text:span text:style-name="T7"> la actividad del emprendedor a la vez que </text:span><text:span text:style-name="T1">factura en su nombre</text:span><text:span text:style-name="T7"> y </text:span><text:span text:style-name="T1">ayuda</text:span><text:span text:style-name="T7"> a la búsqueda de </text:span><text:span text:style-name="T1">clientes</text:span><text:span text:style-name="T7">. </text:span></text:p>
      <text:p text:style-name="P3">Además, ofrece <text:span text:style-name="T19">asesoramiento legal</text:span>, principalmente enfocado a la gestión de trámites. <text:span text:style-name="T19">Muchas</text:span> de ellas se <text:span text:style-name="T19">especializan en sectores</text:span> de actividad y <text:span text:style-name="T19">espacios</text:span> geográficos concretos, para de esa forma ofrecer <text:span text:style-name="T19">mejor servicio</text:span> a sus integrantes. </text:p>
      <text:p text:style-name="P10"><text:span text:style-name="_30__20_Text"><text:span text:style-name="T7">El objetivo principal de estas formas de emprender </text:span></text:span><text:span text:style-name="_30__20_Text"><text:span text:style-name="T8">(asosiaciones y cooperativas) </text:span></text:span><text:span text:style-name="_30__20_Text"><text:span text:style-name="T7">es </text:span></text:span><text:span text:style-name="T7">fomentar la </text:span><text:span text:style-name="T1">participación</text:span><text:span text:style-name="T7">, expandir la cultura del</text:span><text:span text:style-name="_30__20_Text"><text:span text:style-name="T7"> </text:span></text:span><text:span text:style-name="T1">asociacionismo y cooperativismo</text:span><text:span text:style-name="T7">, la </text:span><text:span text:style-name="T1">solidaridad</text:span><text:span text:style-name="T7"> y los mecanismos de </text:span><text:span text:style-name="T1">auto-ayuda</text:span><text:span text:style-name="_30__20_Text"><text:span text:style-name="T7">, indispensables como una forma más de lograr el </text:span></text:span><text:span text:style-name="_30__20_Text"><text:span text:style-name="T1">bienestar social</text:span></text:span><text:span text:style-name="_30__20_Text"><text:span text:style-name="T7">. </text:span></text:span></text:p>
      <text:p text:style-name="P11"><text:span text:style-name="T7">Además, en algunos casos, pueden disponer de </text:span><text:span text:style-name="T1">beneficios o ventajas fiscales</text:span><text:span text:style-name="T7"> y </text:span><text:span text:style-name="T1">programas gubernamentales</text:span><text:span text:style-name="T7"> que les aporten </text:span><text:span text:style-name="T1">financiación</text:span><text:span text:style-name="T7">. </text:span></text:p>
      <text:p text:style-name="P3">Grandes <text:span text:style-name="T19">ejemplos</text:span> de asociaciones y cooperativas son como el comercio justo, <text:span text:style-name="T19">cooperativas que apuestan por el medioambiente con la agricultura ecológica y sostenible</text:span>, y en general, existentes en la mayoría de los sectores. </text:p>
      <text:p text:style-name="P5"><text:soft-page-break/><text:span text:style-name="T43">Las cooperativas y las asociaciones forman parte del </text:span><text:span text:style-name="T44">emprendimiento social</text:span><text:span text:style-name="T43">. El emprendimiento social es aquel referido a las organizaciones que tienen como principal objetivo </text:span><text:span text:style-name="T44">generar beneficios para conseguir sus metas</text:span><text:span text:style-name="T43">, siempre relacionadas con el </text:span><text:span text:style-name="T44">apoyo a personas que lo necesitan</text:span><text:span text:style-name="T43">, o a conseguir un bien común. Pueden ser tanto entidades con ánimo de lucro como sin ánimo de lucro. Podemos decir que cumplen con un </text:span><text:span text:style-name="T44">triple objetivo</text:span><text:span text:style-name="T43">: </text:span></text:p>
      <text:p text:style-name="P33"><text:tab/>conseguir objetivos </text:p>
      <text:list text:style-name="L4">
        <text:list-item>
          <text:list>
            <text:list-item>
              <text:p text:style-name="P34"><text:span text:style-name="T41">sociales</text:span><text:span text:style-name="T40">,</text:span></text:p>
            </text:list-item>
            <text:list-item>
              <text:p text:style-name="P34"><text:span text:style-name="T41">medioambientale</text:span><text:span text:style-name="T42">s,</text:span></text:p>
            </text:list-item>
            <text:list-item>
              <text:p text:style-name="P34"><text:span text:style-name="T42">f</text:span><text:span text:style-name="T41">inancieros</text:span><text:span text:style-name="T40">.</text:span></text:p>
            </text:list-item>
          </text:list>
        </text:list-item>
      </text:list>
      <text:p text:style-name="P22"/>
      <text:p text:style-name="P22"/>
      <text:p text:style-name="P22">La principal institución en emprendimiento social es la <text:span text:style-name="T19">Confederación Empresarial Española de Economía Social</text:span>. <text:span text:style-name="T48">P</text:span>ueden <text:span text:style-name="T19">formar parte de este colectivo</text:span> las siguientes entidades: </text:p>
      <text:p text:style-name="P22"/>
      <text:list text:style-name="L5">
        <text:list-item>
          <text:p text:style-name="P35"><text:span text:style-name="T41">asociaciones</text:span><text:span text:style-name="T40">, </text:span></text:p>
        </text:list-item>
        <text:list-item>
          <text:p text:style-name="P35"><text:span text:style-name="T41">fundaciones</text:span><text:span text:style-name="T40">, </text:span></text:p>
        </text:list-item>
        <text:list-item>
          <text:p text:style-name="P35"><text:span text:style-name="T41">cofradías</text:span><text:span text:style-name="T40"> de pescadores, </text:span></text:p>
        </text:list-item>
        <text:list-item>
          <text:p text:style-name="P35"><text:span text:style-name="T41">centros especiales de empleo</text:span><text:span text:style-name="T40">, </text:span></text:p>
        </text:list-item>
        <text:list-item>
          <text:p text:style-name="P35"><text:span text:style-name="T41">empresas de inserción</text:span><text:span text:style-name="T40">,</text:span></text:p>
        </text:list-item>
        <text:list-item>
          <text:p text:style-name="P35"><text:span text:style-name="T41">mutualidades</text:span><text:span text:style-name="T40">, </text:span></text:p>
        </text:list-item>
        <text:list-item>
          <text:p text:style-name="P35"><text:span text:style-name="T41">sociedades laborales</text:span><text:span text:style-name="T40">,</text:span></text:p>
        </text:list-item>
        <text:list-item>
          <text:p text:style-name="P35"><text:span text:style-name="T41">cooperativas</text:span><text:span text:style-name="T40">. </text:span></text:p>
        </text:list-item>
      </text:list>
      <text:p text:style-name="P11"><text:span text:style-name="_32__20_Text"/></text:p>
      <text:p text:style-name="P1"/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oft-page-break/><text:span text:style-name="_30__20_Text"><text:span text:style-name="T34">L</text:span></text:span><text:span text:style-name="_30__20_Text"><text:span text:style-name="T33">os colaboradores directos</text:span></text:span></text:p>
      <text:p text:style-name="P11"><text:span text:style-name="_30__20_Text"/></text:p>
      <text:p text:style-name="P11"><text:span text:style-name="_30__20_Text"><text:span text:style-name="T38">Los emprendedores tienden a asociarse y a </text:span></text:span><text:span text:style-name="_30__20_Text"><text:span text:style-name="T7">colaborar juntos</text:span></text:span><text:span text:style-name="T7">. Esta es una de las claves de iniciar un proyecto emprendedor, intentar</text:span><text:span text:style-name="_30__20_Text"><text:span text:style-name="T7"> rodearnos de profesionales</text:span></text:span><text:span text:style-name="T7"> que puedan aportarnos y con los que podamos aprender. </text:span></text:p>
      <text:p text:style-name="P11"><text:span text:style-name="T7">Las </text:span><text:span text:style-name="_30__20_Text"><text:span text:style-name="T7">principales </text:span></text:span><text:span text:style-name="_30__20_Text"><text:span text:style-name="T1"><text:s/></text:span></text:span><text:span text:style-name="_30__20_Text"><text:span text:style-name="T25">ventajas</text:span></text:span><text:span text:style-name="_30__20_Text"><text:span text:style-name="T7"> de colaborar</text:span></text:span><text:span text:style-name="T7"> </text:span><text:span text:style-name="_30__20_Text"><text:span text:style-name="T7">y asociarse</text:span></text:span><text:span text:style-name="T7"> con </text:span><text:span text:style-name="T1">personas y organizaciones</text:span><text:span text:style-name="T7"> al emprender son:</text:span></text:p>
      <text:p text:style-name="P13"><text:span text:style-name="T7">• Estar en contacto</text:span><text:span text:style-name="_30__20_Text"><text:span text:style-name="T7"> </text:span></text:span><text:span text:style-name="T7">con otros emprendedores </text:span><text:span text:style-name="_30__20_Text"><text:span text:style-name="T7">puede darnos </text:span></text:span><text:span text:style-name="_30__20_Text"><text:span text:style-name="T1">ideas</text:span></text:span><text:span text:style-name="_30__20_Text"><text:span text:style-name="T7"> para nuestro negocio</text:span></text:span><text:span text:style-name="T7">, o incluso </text:span><text:span text:style-name="T1">colaborar</text:span><text:span text:style-name="T7"> para poner algo en común. </text:span></text:p>
      <text:p text:style-name="P13"><text:span text:style-name="T7">• Los profesionales que conozcan tu idea te pueden </text:span><text:span text:style-name="T1">ayudar a comprobar si tu proyecto es</text:span><text:span text:style-name="_30__20_Text"><text:span text:style-name="T1"> viable</text:span></text:span><text:span text:style-name="T7">, y así poder mejorarlo. </text:span></text:p>
      <text:p text:style-name="P13"><text:span text:style-name="T7">• Esos mismos colaboradores pueden convertirse en </text:span><text:span text:style-name="_30__20_Text"><text:span text:style-name="T1">inversores</text:span></text:span><text:span text:style-name="T7"> que te aporten capital para poner en marcha tu negocio o mejorarlo. </text:span></text:p>
      <text:p text:style-name="P13"><text:span text:style-name="T7">• Puedes </text:span><text:span text:style-name="_30__20_Text"><text:span text:style-name="T1">compartir gastos</text:span></text:span><text:span text:style-name="_30__20_Text"><text:span text:style-name="T7"> </text:span></text:span><text:span text:style-name="_30__20_Text"><text:span text:style-name="T15">(</text:span></text:span><text:span text:style-name="_31__20_Text"><text:span text:style-name="T1">coworking</text:span></text:span><text:span text:style-name="_31__20_Text"><text:span text:style-name="T6">)</text:span></text:span><text:span text:style-name="_31__20_Text"><text:span text:style-name="T7">. </text:span></text:span></text:p>
      <text:p text:style-name="P17"><text:span text:style-name="T7">Para </text:span><text:span text:style-name="_30__20_Text"><text:span text:style-name="T25">buscar colaboradores</text:span></text:span><text:span text:style-name="T7">, es importante dejar de ver a esas personas como competidores y seguir los siguientes </text:span><text:span text:style-name="_30__20_Text"><text:span text:style-name="T25">pasos</text:span></text:span><text:span text:style-name="T7">: </text:span></text:p>
      <text:p text:style-name="P18"><text:span text:style-name="T7">1. </text:span><text:span text:style-name="T1">Averiguar</text:span><text:span text:style-name="T7"> </text:span><text:span text:style-name="_30__20_Text"><text:span text:style-name="T7">qué </text:span></text:span><text:span text:style-name="_30__20_Text"><text:span text:style-name="T1">necesidades</text:span></text:span><text:span text:style-name="_30__20_Text"><text:span text:style-name="T7"> tiene nuestro proyecto</text:span></text:span><text:span text:style-name="T7">, qué elementos nos faltan para conseguir que el negocio funcione lo mejor posible. </text:span></text:p>
      <text:p text:style-name="P12"><text:span text:style-name="_30__20_Text"><text:span text:style-name="T7">2. Establecer </text:span></text:span><text:span text:style-name="_30__20_Text"><text:span text:style-name="T1">qué </text:span></text:span><text:span text:style-name="T1">personas u organizaciones</text:span><text:span text:style-name="_30__20_Text"><text:span text:style-name="T7"> pueden </text:span></text:span><text:span text:style-name="_30__20_Text"><text:span text:style-name="T1">ayudarnos</text:span></text:span><text:span text:style-name="_30__20_Text"><text:span text:style-name="T7"> a </text:span></text:span><text:span text:style-name="T7">cubrir esas necesidades</text:span><text:span text:style-name="_30__20_Text"><text:span text:style-name="T7">. </text:span></text:span></text:p>
      <text:p text:style-name="P13"><text:span text:style-name="T7">3. Definir cuál va a ser el </text:span><text:span text:style-name="_30__20_Text"><text:span text:style-name="T1">método de trabajo</text:span></text:span><text:span text:style-name="T7">, es decir, en qué va a consistir la </text:span><text:span text:style-name="T1">colaboración</text:span><text:span text:style-name="T7">. </text:span></text:p>
      <text:p text:style-name="P20"><text:span text:style-name="T7">4. Por último, </text:span><text:span text:style-name="_30__20_Text"><text:span text:style-name="T1">evaluamos la colaboración</text:span></text:span><text:span text:style-name="T7">, para revisar qué cosas han </text:span><text:span text:style-name="T1">funcionado</text:span><text:span text:style-name="T7"> y cuáles se pueden </text:span><text:span text:style-name="T1">cambiar</text:span><text:span text:style-name="T7">.</text:span></text:p>
      <text:p text:style-name="P28"><text:span text:style-name="_30__20_Text"/></text:p>
      <text:p text:style-name="P28"><text:span text:style-name="_30__20_Text"><text:span text:style-name="T27">Startup</text:span></text:span><text:span text:style-name="_30__20_Text"><text:span text:style-name="T28">s</text:span></text:span></text:p>
      <text:p text:style-name="P19"><text:span text:style-name="_30__20_Text"/></text:p>
      <text:p text:style-name="P19"><text:span text:style-name="_30__20_Text"><text:span text:style-name="T9">M</text:span></text:span><text:span text:style-name="_30__20_Text"><text:span text:style-name="T7">odelo de negocios innovadores. </text:span></text:span><text:span text:style-name="_30__20_Text"><text:span text:style-name="T9">P</text:span></text:span><text:span text:style-name="T7">ermite poder hacer realidad tu sueño de </text:span><text:span text:style-name="T1">disponer de un negocio</text:span><text:span text:style-name="T7">, </text:span><text:span text:style-name="T1">sin</text:span><text:span text:style-name="T7"> necesidad de </text:span><text:span text:style-name="T1">grandes inversiones</text:span><text:span text:style-name="T7">. </text:span></text:p>
      <text:p text:style-name="P11"><text:span text:style-name="T7">Son empresas jóvenes o recién creadas que disponen de una </text:span><text:span text:style-name="T1">gran oportunidad de crecimiento</text:span><text:span text:style-name="T7">, ya que </text:span><text:span text:style-name="_30__20_Text"><text:span text:style-name="T7">entran al mercado con la intención de </text:span></text:span><text:span text:style-name="_30__20_Text"><text:span text:style-name="T1">buscar capital</text:span></text:span><text:span text:style-name="_30__20_Text"><text:span text:style-name="T7"> y utilizan la </text:span></text:span><text:span text:style-name="_30__20_Text"><text:span text:style-name="T1">tecnología digital y la</text:span></text:span><text:span text:style-name="T1"> </text:span><text:span text:style-name="_30__20_Text"><text:span text:style-name="T1">innovación</text:span></text:span><text:span text:style-name="T7"> para buscar formas de </text:span><text:span text:style-name="T1">crecimiento y de financiación rápidas</text:span><text:span text:style-name="T7">. Esta financiación puede ser a través del</text:span><text:span text:style-name="_30__20_Text"><text:span text:style-name="T7"> </text:span></text:span><text:span text:style-name="_30__20_Text"><text:span text:style-name="T24">Crowfunding</text:span></text:span><text:span text:style-name="T7">, donde se publica en una </text:span><text:span text:style-name="T1">plataforma</text:span><text:span text:style-name="T7"> tu </text:span><text:span text:style-name="T1">idea de negocio</text:span><text:span text:style-name="T7"> para encontrar personas que </text:span><text:span text:style-name="T1">apoyen tu iniciativa</text:span><text:span text:style-name="T7"> y </text:span><text:span text:style-name="T1">aporten dinero</text:span><text:span text:style-name="T7"> para su puesta en marcha. </text:span></text:p>
      <text:p text:style-name="P2"/>
      <text:p text:style-name="P8"><text:span text:style-name="_30__20_Text"/></text:p>
      <text:p text:style-name="P8"><text:span text:style-name="_30__20_Text"/></text:p>
      <text:p text:style-name="P8"><text:span text:style-name="_30__20_Text"/></text:p>
      <text:p text:style-name="P8"><text:span text:style-name="_30__20_Text"/></text:p>
      <text:p text:style-name="P25"><text:soft-page-break/><text:span text:style-name="_30__20_Text"><text:span text:style-name="T22">Perfil del emprendedor</text:span></text:span></text:p>
      <text:p text:style-name="P11"/>
      <text:p text:style-name="P11"><text:span text:style-name="T16">S</text:span><text:span text:style-name="T7">egún </text:span><text:span text:style-name="T16">un</text:span><text:span text:style-name="T7"> estudio </text:span><text:span text:style-name="T16">de </text:span><text:span text:style-name="T7">la asociación </text:span><text:span text:style-name="_30__20_Text"><text:span text:style-name="T1">RED GEM ESPAÑA</text:span></text:span><text:span text:style-name="T7">:</text:span></text:p>
      <text:p text:style-name="P13"><text:span text:style-name="T7">• En su gran mayoría, la edad media de los emprendedores que inician algún tipo de negocio se encuentra entre los</text:span><text:span text:style-name="_30__20_Text"><text:span text:style-name="T7"> </text:span></text:span><text:span text:style-name="_30__20_Text"><text:span text:style-name="T1">35 y 44 años</text:span></text:span><text:span text:style-name="_30__20_Text"><text:span text:style-name="T7">. </text:span></text:span></text:p>
      <text:p text:style-name="P12"><text:span text:style-name="_30__20_Text"><text:span text:style-name="T7">• El </text:span></text:span><text:span text:style-name="T7">48,4%</text:span><text:span text:style-name="_30__20_Text"><text:span text:style-name="T7"> son </text:span></text:span><text:span text:style-name="T7">mujeres</text:span><text:span text:style-name="_30__20_Text"><text:span text:style-name="T7"> y el </text:span></text:span><text:span text:style-name="T1">51,6%</text:span><text:span text:style-name="_30__20_Text"><text:span text:style-name="T1"> son </text:span></text:span><text:span text:style-name="T1">hombres</text:span><text:span text:style-name="T7">. </text:span></text:p>
      <text:p text:style-name="P13"><text:span text:style-name="T7">• El </text:span><text:span text:style-name="_30__20_Text"><text:span text:style-name="T1">40%</text:span></text:span><text:span text:style-name="T7"> de los emprendedores tienen </text:span><text:span text:style-name="_30__20_Text"><text:span text:style-name="T1">estudios secundarios</text:span></text:span><text:span text:style-name="T7"> y el</text:span><text:span text:style-name="_30__20_Text"><text:span text:style-name="T7"> </text:span></text:span><text:span text:style-name="_30__20_Text"><text:span text:style-name="T1">38%</text:span></text:span><text:span text:style-name="T1"> estudios </text:span><text:span text:style-name="_30__20_Text"><text:span text:style-name="T1">universitarios</text:span></text:span><text:span text:style-name="_30__20_Text"><text:span text:style-name="T7">. </text:span></text:span></text:p>
      <text:p text:style-name="P13"><text:span text:style-name="T7">• El</text:span><text:span text:style-name="_30__20_Text"><text:span text:style-name="T7"> 41,1%</text:span></text:span><text:span text:style-name="T7"> </text:span><text:span text:style-name="_30__20_Text"><text:span text:style-name="T7">no</text:span></text:span><text:span text:style-name="T7"> tiene </text:span><text:span text:style-name="_30__20_Text"><text:span text:style-name="T7">formación</text:span></text:span><text:span text:style-name="T7"> específica para emprender, y el </text:span><text:span text:style-name="_30__20_Text"><text:span text:style-name="T1">58,5%</text:span></text:span><text:span text:style-name="T7"> tiene </text:span><text:span text:style-name="T1">algún </text:span><text:span text:style-name="_30__20_Text"><text:span text:style-name="T1">estudio relacionado</text:span></text:span><text:span text:style-name="T7"> con la iniciativa emprendedora. </text:span></text:p>
      <text:p text:style-name="P13"><text:span text:style-name="T7">• La mayor parte de los que deciden poner en marcha un negocio tienen </text:span><text:span text:style-name="_30__20_Text"><text:span text:style-name="T1">ingresos económicos altos</text:span></text:span><text:span text:style-name="_30__20_Text"><text:span text:style-name="T7">. </text:span></text:span></text:p>
      <text:p text:style-name="P4"><text:span text:style-name="T47">España</text:span><text:span text:style-name="T46"> está en el </text:span><text:span text:style-name="T47">puesto 31 del ranking mundial</text:span><text:span text:style-name="T46"> de países más emprendedores.</text:span> </text:p>
      <text:p text:style-name="P1"/>
      <text:p text:style-name="P7"><text:span text:style-name="_30__20_Text"><text:span text:style-name="T33">La capacidad de iniciativa</text:span></text:span></text:p>
      <text:p text:style-name="P11"><text:span text:style-name="_30__20_Text"/></text:p>
      <text:p text:style-name="P11"><text:span text:style-name="_30__20_Text"><text:span text:style-name="T16">L</text:span></text:span><text:span text:style-name="_30__20_Text"><text:span text:style-name="T7">as</text:span></text:span><text:span text:style-name="T7"> </text:span><text:span text:style-name="_30__20_Text"><text:span text:style-name="T7">personas con </text:span></text:span><text:span text:style-name="_30__20_Text"><text:span text:style-name="T1">ideas propias</text:span></text:span><text:span text:style-name="T7"> disponen de </text:span><text:span text:style-name="_30__20_Text"><text:span text:style-name="T1">actitudes positivas y activas</text:span></text:span><text:span text:style-name="T7"> necesarias para resolver situaciones de estrés o de conflictos que se puedan presentar en el día a día en la empresa. </text:span></text:p>
      <text:p text:style-name="P13"><text:span text:style-name="T7">• </text:span><text:span text:style-name="_30__20_Text"><text:span text:style-name="T7">Incluye la </text:span></text:span><text:span text:style-name="_30__20_Text"><text:span text:style-name="T18">iniciativa </text:span></text:span><text:span text:style-name="_30__20_Text"><text:span text:style-name="T29">personal</text:span></text:span><text:span text:style-name="T7">, como </text:span><text:span text:style-name="T1">capacidad</text:span><text:span text:style-name="T7"> de tomar decisiones, de diseñar, planificar y evaluar el proyecto. </text:span></text:p>
      <text:p text:style-name="P13"><text:span text:style-name="T7">• </text:span><text:span text:style-name="_30__20_Text"><text:span text:style-name="T7">La </text:span></text:span><text:span text:style-name="_30__20_Text"><text:span text:style-name="T18">iniciativa </text:span></text:span><text:span text:style-name="_30__20_Text"><text:span text:style-name="T29">laboral</text:span></text:span><text:span text:style-name="T7"> como </text:span><text:span text:style-name="T1">actitud</text:span><text:span text:style-name="T7"> proactiva, creatividad, confianza, responsabilidad y sentido crítico. </text:span></text:p>
      <text:p text:style-name="P11"><text:span text:style-name="_30__20_Text"><text:span text:style-name="T7">Las características de la iniciativa</text:span></text:span><text:span text:style-name="T7">, implica que las personas que poseen esta habilidad muestren </text:span><text:span text:style-name="_30__20_Text"><text:span text:style-name="T1">toma de decisiones</text:span></text:span><text:span text:style-name="T7"> </text:span><text:span text:style-name="_30__20_Text"><text:span text:style-name="T7">ante situaciones difíciles</text:span></text:span><text:span text:style-name="T7">, actuando de forma rápida y decisiva. Por otro lado, </text:span><text:span text:style-name="_30__20_Text"><text:span text:style-name="T7">analizan diferentes enfoques y</text:span></text:span><text:span text:style-name="T7"> </text:span><text:span text:style-name="_30__20_Text"><text:span text:style-name="T7">opciones de afrontar los problemas</text:span></text:span><text:span text:style-name="T7">. En general, </text:span><text:span text:style-name="_30__20_Text"><text:span text:style-name="T7">son personas participativas, </text:span></text:span><text:span text:style-name="_30__20_Text"><text:span text:style-name="T1">aportan ideas y estimulan</text:span></text:span><text:span text:style-name="_30__20_Text"><text:span text:style-name="T7"> a las</text:span></text:span><text:span text:style-name="T7"> </text:span><text:span text:style-name="_30__20_Text"><text:span text:style-name="T7">personas </text:span></text:span><text:span text:style-name="T7">a </text:span><text:span text:style-name="T1">trabajar en equipo</text:span><text:span text:style-name="T7"> o a conseguir objetivos, y suelen </text:span><text:span text:style-name="_30__20_Text"><text:span text:style-name="T1">tomar decisiones</text:span></text:span><text:span text:style-name="T1"> sin depender</text:span><text:span text:style-name="T7"> de un superior o consultar con otros. </text:span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7"><text:span text:style-name="_30__20_Text"/></text:p>
      <text:p text:style-name="P25"><text:span text:style-name="_32_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swiss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s" fo:country="ES" style:letter-kerning="false" style:font-name-asian="DejaVu Sans" style:font-size-asian="11pt" style:language-asian="es" style:country-asian="ES" style:font-name-complex="DejaVu Sans" style:font-size-complex="11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1pt" fo:language="es" fo:country="ES" style:letter-kerning="false" style:font-name-asian="DejaVu Sans" style:font-size-asian="11pt" style:language-asian="es" style:country-asian="ES" style:font-name-complex="DejaVu Sans" style:font-size-complex="11pt" style:language-complex="es" style:country-complex="E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508cm" fo:text-align="start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text-position="0% 100%" style:font-name="Cambria" fo:font-family="Cambria" style:font-family-generic="swiss" fo:font-size="12pt" fo:letter-spacing="normal" fo:font-style="normal" fo:text-shadow="none" style:text-underline-style="none" fo:font-weight="normal" fo:background-color="transparent" style:font-name-asian="Cambria1" style:font-family-asian="Cambria" style:font-family-generic-asian="system" style:font-pitch-asian="variable" style:font-size-asian="12pt" style:font-style-asian="normal" style:font-weight-asian="normal" style:font-name-complex="Cambria1" style:font-family-complex="Cambria" style:font-family-generic-complex="system" style:font-pitch-complex="variable" style:font-size-complex="12pt" style:font-style-complex="normal" style:font-weight-complex="normal" loext:padding="0cm" loext:border="none" loext:shadow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Condensed" fo:font-family="'DejaVu Sans Condensed'" style:font-family-generic="swiss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 Condensed" fo:font-family="'DejaVu Sans Condensed'" style:font-family-generic="swiss" fo:font-size="10.5pt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 Condensed" fo:font-family="'DejaVu Sans Condensed'" style:font-family-generic="swiss" fo:font-size="8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Condensed" fo:font-family="'DejaVu Sans Condensed'" style:font-family-generic="swiss" style:font-size-asian="12pt"/>
    </style:style>
    <style:style style:name="Para_20_1" style:display-name="Para 1" style:family="paragraph" style:parent-style-name="Standard">
      <style:paragraph-properties style:line-height-at-least="0.508cm" fo:text-align="start" style:justify-single-word="false"/>
      <style:text-properties fo:font-weight="bold" style:font-weight-asian="bold" style:font-weight-complex="bold"/>
    </style:style>
    <style:style style:name="Para_20_2" style:display-name="Para 2" style:family="paragraph" style:parent-style-name="Standard">
      <style:paragraph-properties style:line-height-at-least="0.508cm" fo:text-align="start" style:justify-single-word="false"/>
      <style:text-properties fo:color="#0000ff" loext:opacity="100%" style:text-underline-style="solid" style:text-underline-width="auto" style:text-underline-color="font-color" fo:font-weight="bold" style:font-weight-asian="bold" style:font-weight-complex="bold"/>
    </style:style>
    <style:style style:name="Para_20_3" style:display-name="Para 3" style:family="paragraph" style:parent-style-name="Standard">
      <style:paragraph-properties style:line-height-at-least="0.508cm" fo:text-align="start" style:justify-single-word="false"/>
      <style:text-properties fo:font-style="italic" style:font-style-asian="italic" style:font-style-complex="italic"/>
    </style:style>
    <style:style style:name="Para_20_4" style:display-name="Para 4" style:family="paragraph" style:parent-style-name="Standard">
      <style:paragraph-properties fo:margin-top="0cm" fo:margin-bottom="0cm" style:contextual-spacing="false"/>
      <style:text-properties fo:color="#0000ff" loext:opacity="100%" style:text-underline-style="solid" style:text-underline-width="auto" style:text-underline-color="font-color"/>
    </style:style>
    <style:style style:name="Para_20_5" style:display-name="Para 5" style:family="paragraph" style:parent-style-name="Standard">
      <style:paragraph-properties style:line-height-at-least="0.508cm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ara_20_6" style:display-name="Para 6" style:family="paragraph" style:parent-style-name="Standard">
      <style:paragraph-properties style:line-height-at-least="0.508cm" fo:text-align="start" style:justify-single-word="false"/>
      <style:text-properties fo:color="#0000ff" loext:opacity="100%" style:text-underline-style="solid" style:text-underline-width="auto" style:text-underline-color="font-color"/>
    </style:style>
    <style:style style:name="Para_20_7" style:display-name="Para 7" style:family="paragraph" style:parent-style-name="Standard">
      <style:paragraph-properties style:line-height-at-least="0.508cm" fo:text-align="start" style:justify-single-word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Heading_20_1" style:display-name="Heading 1" style:family="paragraph" style:parent-style-name="Standard" style:default-outline-level="2" style:list-style-name="" style:class="text">
      <style:paragraph-properties style:line-height-at-least="1.016cm"/>
      <style:text-properties fo:font-size="24pt" fo:font-weight="bold" style:font-size-asian="24pt" style:font-weight-asian="bold" style:font-size-complex="24pt" style:font-weight-complex="bold"/>
    </style:style>
    <style:style style:name="_30__20_Block" style:display-name="0 Block" style:family="paragraph">
      <style:paragraph-properties fo:margin-top="0cm" fo:margin-bottom="0cm" style:contextual-spacing="false" style:line-height-at-least="0.508cm" fo:text-align="start" style:justify-single-word="false" fo:orphans="2" fo:widows="2" style:writing-mode="lr-tb"/>
    </style:style>
    <style:style style:name="_30__20_Text" style:display-name="0 Text" style:family="text">
      <style:text-properties fo:font-weight="bold" style:font-weight-asian="bold" style:font-weight-complex="bold"/>
    </style:style>
    <style:style style:name="_31__20_Text" style:display-name="1 Text" style:family="text">
      <style:text-properties fo:font-style="italic" style:font-style-asian="italic" style:font-style-complex="italic"/>
    </style:style>
    <style:style style:name="_32__20_Text" style:display-name="2 Text" style:family="text">
      <style:text-properties fo:color="#0000ff" loext:opacity="100%" style:text-underline-style="solid" style:text-underline-width="auto" style:text-underline-color="font-color"/>
    </style:style>
    <style:style style:name="_33__20_Text" style:display-name="3 Text" style:family="text">
      <style:text-properties fo:color="#000000" loext:opacity="100%" style:text-underline-style="none"/>
    </style:style>
    <style:style style:name="_34__20_Text" style:display-name="4 Text" style:family="text">
      <style:text-properties fo:font-style="italic" fo:font-weight="bold" style:font-style-asian="italic" style:font-weight-asian="bold" style:font-style-complex="italic" style:font-weight-complex="bold"/>
    </style:style>
    <style:style style:name="_35__20_Text" style:display-name="5 Text" style:family="text">
      <style:text-properties fo:color="#000000" loext:opacity="100%" style:text-underline-style="none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32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3-10-16T16:31:48</meta:creation-date>
    <dc:date>2023-10-16T22:47:17.652591380</dc:date>
    <dc:title>PDF. Empresa e iniciativa emprendedora. Tema 2</dc:title>
    <meta:initial-creator>Unknown</meta:initial-creator>
    <dc:language>es</dc:language>
    <meta:generator>LibreOffice/7.4.7.2$Linux_X86_64 LibreOffice_project/40$Build-2</meta:generator>
    <meta:editing-duration>PT7M55S</meta:editing-duration>
    <meta:document-statistic meta:table-count="0" meta:image-count="0" meta:object-count="0" meta:page-count="6" meta:paragraph-count="88" meta:word-count="1440" meta:character-count="9262" meta:non-whitespace-character-count="7866"/>
    <meta:user-defined meta:name="AppVersion">06.0013</meta:user-defined>
    <meta:user-defined meta:name="LinksUpToDate" meta:value-type="boolean">true</meta:user-defined>
  </office:meta>
</office:document-meta>
</file>